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1"/>
          <table:table-cell office:value-type="string" calcext:value-type="string">
            <text:p>geys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geyser_attack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magic_shield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ma_flower_enhanced_synergy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essence_synergy</text:p>
          </table:table-cell>
          <table:table-cell table:number-columns-repeated="3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2" office:value-type="string" calcext:value-type="string">
            <text:p>O</text:p>
          </table:table-cell>
          <table:table-cell table:number-columns-repeated="514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3"/>
          <table:table-cell office:value-type="string" calcext:value-type="string">
            <text:p>O</text:p>
          </table:table-cell>
          <table:table-cell table:number-columns-repeated="513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wis_small</text:p>
          </table:table-cell>
          <table:table-cell table:number-columns-repeated="512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85"/>
          <table:table-cell office:value-type="string" calcext:value-type="string">
            <text:p>rogue_stealth</text:p>
          </table:table-cell>
          <table:table-cell table:number-columns-repeated="6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_magic_shield_synergy</text:p>
          </table:table-cell>
          <table:table-cell table:number-columns-repeated="3"/>
          <table:table-cell office:value-type="string" calcext:value-type="string">
            <text:p>divine_shield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6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85"/>
          <table:table-cell office:value-type="string" calcext:value-type="string">
            <text:p>blink_strik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dex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70"/>
          <table:table-cell office:value-type="string" calcext:value-type="string">
            <text:p>arrow_storm</text:p>
          </table:table-cell>
          <table:table-cell table:number-columns-repeated="5"/>
          <table:table-cell office:value-type="string" calcext:value-type="string">
            <text:p>triple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hot_consume_hunter_synergy</text:p>
          </table:table-cell>
          <table:table-cell table:number-columns-repeated="3"/>
          <table:table-cell office:value-type="string" calcext:value-type="string">
            <text:p>arrow_barr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3"/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/>
          <table:table-cell table:number-columns-repeated="5"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79"/>
          <table:table-cell office:value-type="string" calcext:value-type="string">
            <text:p>imb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mbue_crit_add_hunter_synergy</text:p>
          </table:table-cell>
          <table:table-cell/>
          <table:table-cell office:value-type="string" calcext:value-type="string">
            <text:p>recoil_add_hunter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add_wounds_synergy</text:p>
          </table:table-cell>
          <table:table-cell table:number-columns-repeated="6"/>
          <table:table-cell office:value-type="string" calcext:value-type="string">
            <text:p>nature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7"/>
          <table:table-cell office:value-type="string" calcext:value-type="string">
            <text:p>dex_small</text:p>
          </table:table-cell>
          <table:table-cell table:number-columns-repeated="3"/>
          <table:table-cell office:value-type="string" calcext:value-type="string">
            <text:p>regenerate_ao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9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3"/>
          <table:table-cell office:value-type="string" calcext:value-type="string">
            <text:p>thunder_dash_energy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529"/>
        </table:table-row>
        <table:table-row table:style-name="ro1" table:number-rows-repeated="69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18:21:25.8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0T19:39:09.680000000</dc:date>
    <meta:editing-duration>P1DT4H37M48S</meta:editing-duration>
    <meta:editing-cycles>81</meta:editing-cycles>
    <meta:generator>Trio_Office/6.2.8.2$Windows_x86 LibreOffice_project/</meta:generator>
    <meta:document-statistic meta:table-count="1" meta:cell-count="344" meta:object-count="0"/>
  </office:meta>
</office:document-meta>
</file>